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9cm" fo:margin-top="0cm" fo:margin-bottom="0cm" table:align="left" style:writing-mode="lr-tb"/>
    </style:style>
    <style:style style:name="Tabelle1.A" style:family="table-column">
      <style:table-column-properties style:column-width="3.755cm"/>
    </style:style>
    <style:style style:name="Tabelle1.B" style:family="table-column">
      <style:table-column-properties style:column-width="3.034cm"/>
    </style:style>
    <style:style style:name="Tabelle1.C" style:family="table-column">
      <style:table-column-properties style:column-width="3.043cm"/>
    </style:style>
    <style:style style:name="Tabelle1.D" style:family="table-column">
      <style:table-column-properties style:column-width="3.059cm"/>
    </style:style>
    <style:style style:name="Tabelle1.E" style:family="table-column">
      <style:table-column-properties style:column-width="3.094cm"/>
    </style:style>
    <style:style style:name="Tabelle1.1" style:family="table-row">
      <style:table-row-properties fo:keep-together="auto"/>
    </style:style>
    <style:style style:name="Tabelle1.A1" style:family="table-cell">
      <style:table-cell-properties fo:background-color="#4f81bd" fo:padding-left="0.199cm" fo:padding-right="0.191cm" fo:padding-top="0cm" fo:padding-bottom="0cm" fo:border="0.5pt solid #ffffff">
        <style:background-image/>
      </style:table-cell-properties>
    </style:style>
    <style:style style:name="Tabelle1.B2" style:family="table-cell">
      <style:table-cell-properties fo:background-color="#b8cce4" fo:padding-left="0.199cm" fo:padding-right="0.191cm" fo:padding-top="0cm" fo:padding-bottom="0cm" fo:border="0.5pt solid #ffffff">
        <style:background-image/>
      </style:table-cell-properties>
    </style:style>
    <style:style style:name="Tabelle1.B3" style:family="table-cell">
      <style:table-cell-properties fo:padding-left="0.199cm" fo:padding-right="0.191cm" fo:padding-top="0cm" fo:padding-bottom="0cm" fo:border="0.5pt solid #ffffff"/>
    </style:style>
    <style:style style:name="Tabelle1.C3" style:family="table-cell">
      <style:table-cell-properties fo:padding-left="0.199cm" fo:padding-right="0.191cm" fo:padding-top="0cm" fo:padding-bottom="0cm" fo:border="0.5pt solid #ffffff"/>
    </style:style>
    <style:style style:name="Tabelle1.D3" style:family="table-cell">
      <style:table-cell-properties fo:padding-left="0.199cm" fo:padding-right="0.191cm" fo:padding-top="0cm" fo:padding-bottom="0cm" fo:border="0.5pt solid #ffffff"/>
    </style:style>
    <style:style style:name="Tabelle1.E3" style:family="table-cell">
      <style:table-cell-properties fo:padding-left="0.199cm" fo:padding-right="0.191cm" fo:padding-top="0cm" fo:padding-bottom="0cm" fo:border="0.5pt solid #ffffff"/>
    </style:style>
    <style:style style:name="Tabelle1.B5" style:family="table-cell">
      <style:table-cell-properties fo:padding-left="0.199cm" fo:padding-right="0.191cm" fo:padding-top="0cm" fo:padding-bottom="0cm" fo:border="0.5pt solid #ffffff"/>
    </style:style>
    <style:style style:name="Tabelle1.C5" style:family="table-cell">
      <style:table-cell-properties fo:padding-left="0.199cm" fo:padding-right="0.191cm" fo:padding-top="0cm" fo:padding-bottom="0cm" fo:border="0.5pt solid #ffffff"/>
    </style:style>
    <style:style style:name="Tabelle1.D5" style:family="table-cell">
      <style:table-cell-properties fo:padding-left="0.199cm" fo:padding-right="0.191cm" fo:padding-top="0cm" fo:padding-bottom="0cm" fo:border="0.5pt solid #ffffff"/>
    </style:style>
    <style:style style:name="Tabelle1.E5" style:family="table-cell">
      <style:table-cell-properties fo:padding-left="0.199cm" fo:padding-right="0.191cm" fo:padding-top="0cm" fo:padding-bottom="0cm" fo:border="0.5pt solid #ffffff"/>
    </style:style>
    <style:style style:name="Tabelle2" style:family="table">
      <style:table-properties style:width="15.986cm" fo:margin-left="-0.191cm" fo:margin-top="0cm" fo:margin-bottom="0cm" table:align="left" style:writing-mode="lr-tb"/>
    </style:style>
    <style:style style:name="Tabelle2.A" style:family="table-column">
      <style:table-column-properties style:column-width="3.741cm"/>
    </style:style>
    <style:style style:name="Tabelle2.B" style:family="table-column">
      <style:table-column-properties style:column-width="0.75cm"/>
    </style:style>
    <style:style style:name="Tabelle2.D" style:family="table-column">
      <style:table-column-properties style:column-width="0.501cm"/>
    </style:style>
    <style:style style:name="Tabelle2.E" style:family="table-column">
      <style:table-column-properties style:column-width="0.499cm"/>
    </style:style>
    <style:style style:name="Tabelle2.H" style:family="table-column">
      <style:table-column-properties style:column-width="0.751cm"/>
    </style:style>
    <style:style style:name="Tabelle2.I" style:family="table-column">
      <style:table-column-properties style:column-width="0.497cm"/>
    </style:style>
    <style:style style:name="Tabelle2.L" style:family="table-column">
      <style:table-column-properties style:column-width="0.753cm"/>
    </style:style>
    <style:style style:name="Tabelle2.M" style:family="table-column">
      <style:table-column-properties style:column-width="0.496cm"/>
    </style:style>
    <style:style style:name="Tabelle2.1" style:family="table-row">
      <style:table-row-properties fo:keep-together="auto"/>
    </style:style>
    <style:style style:name="Tabelle2.A1" style:family="table-cell">
      <style:table-cell-properties fo:padding-left="0.199cm" fo:padding-right="0.191cm" fo:padding-top="0cm" fo:padding-bottom="0cm" fo:border-left="none" fo:border-right="0.5pt solid #00000a" fo:border-top="none" fo:border-bottom="0.5pt solid #00000a"/>
    </style:style>
    <style:style style:name="Tabelle2.B1" style:family="table-cell">
      <style:table-cell-properties fo:padding-left="0.199cm" fo:padding-right="0.191cm" fo:padding-top="0cm" fo:padding-bottom="0cm" fo:border="0.5pt solid #00000a"/>
    </style:style>
    <style:style style:name="Tabelle2.B3" style:family="table-cell">
      <style:table-cell-properties fo:background-color="#e36c0a" fo:padding-left="0.199cm" fo:padding-right="0.191cm" fo:padding-top="0cm" fo:padding-bottom="0cm" fo:border="0.5pt solid #00000a">
        <style:background-image/>
      </style:table-cell-properties>
    </style:style>
    <style:style style:name="Tabelle2.D5"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color="#365f91" fo:font-size="26pt" style:text-underline-style="solid" style:text-underline-width="auto" style:text-underline-color="font-color" fo:font-weight="bold" style:font-size-asian="26pt" style:font-weight-asian="bold" style:font-size-complex="26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officeooo:rsid="001f8670" officeooo:paragraph-rsid="001f8670"/>
    </style:style>
    <style:style style:name="P5" style:family="paragraph" style:parent-style-name="Standard">
      <style:paragraph-properties fo:margin-top="0cm" fo:margin-bottom="0cm" loext:contextual-spacing="false" fo:line-height="100%"/>
      <style:text-properties fo:color="#ffffff" fo:font-size="12pt" fo:language="de" fo:country="AT" fo:font-weight="bold" style:font-size-asian="12pt" style:font-weight-asian="bold" style:font-size-complex="12pt" style:font-weight-complex="bold"/>
    </style:style>
    <style:style style:name="P6" style:family="paragraph" style:parent-style-name="Standard">
      <style:paragraph-properties fo:margin-top="0cm" fo:margin-bottom="0cm" loext:contextual-spacing="false" fo:line-height="100%"/>
      <style:text-properties fo:language="de" fo:country="AT"/>
    </style:style>
    <style:style style:name="P7" style:family="paragraph" style:parent-style-name="Standard">
      <style:paragraph-properties fo:margin-top="0cm" fo:margin-bottom="0cm" loext:contextual-spacing="false" fo:line-height="100%"/>
      <style:text-properties fo:font-size="12pt" fo:language="de" fo:country="AT" style:font-size-asian="12pt" style:font-size-complex="12pt"/>
    </style:style>
    <style:style style:name="P8" style:family="paragraph" style:parent-style-name="Standard">
      <style:paragraph-properties fo:margin-top="0cm" fo:margin-bottom="0cm" loext:contextual-spacing="false" fo:line-height="100%"/>
      <style:text-properties fo:font-size="8pt" fo:language="de" fo:country="AT" style:font-size-asian="8pt" style:font-size-complex="8pt"/>
    </style:style>
    <style:style style:name="P9" style:family="paragraph" style:parent-style-name="Standard">
      <style:paragraph-properties fo:margin-top="0cm" fo:margin-bottom="0cm" loext:contextual-spacing="false" fo:line-height="100%"/>
      <style:text-properties fo:font-size="9pt" fo:language="de" fo:country="AT" style:font-size-asian="9pt" style:font-size-complex="9pt"/>
    </style:style>
    <style:style style:name="P10" style:family="paragraph" style:parent-style-name="Contents_20_Heading">
      <style:paragraph-properties fo:break-before="page"/>
    </style:style>
    <style:style style:name="P11" style:family="paragraph" style:parent-style-name="List_20_Paragraph">
      <style:text-properties fo:font-size="12pt" style:font-size-asian="12pt" style:font-size-complex="12pt"/>
    </style:style>
    <style:style style:name="P12" style:family="paragraph" style:parent-style-name="List_20_Paragraph">
      <style:paragraph-properties fo:margin-left="2.54cm" fo:margin-right="0cm" fo:text-indent="0cm" style:auto-text-indent="false"/>
      <style:text-properties fo:font-size="12pt" style:font-size-asian="12pt" style:font-size-complex="12pt"/>
    </style:style>
    <style:style style:name="P13" style:family="paragraph" style:parent-style-name="List_20_Paragraph">
      <style:paragraph-properties fo:margin-left="3.048cm" fo:margin-right="0cm" fo:text-indent="0cm" style:auto-text-indent="false"/>
      <style:text-properties fo:font-size="12pt" style:font-size-asian="12pt" style:font-size-complex="12pt"/>
    </style:style>
    <style:style style:name="P14" style:family="paragraph" style:parent-style-name="Title">
      <style:text-properties fo:font-size="72pt" style:font-size-asian="72pt" style:font-size-complex="72pt"/>
    </style:style>
    <style:style style:name="P15" style:family="paragraph" style:parent-style-name="Title">
      <style:text-properties fo:font-size="18pt" style:font-size-asian="18pt" style:font-size-complex="18pt"/>
    </style:style>
    <style:style style:name="P16" style:family="paragraph" style:parent-style-name="Standard" style:master-page-name="First_20_Page">
      <style:paragraph-properties style:page-number="auto"/>
    </style:style>
    <style:style style:name="P17" style:family="paragraph" style:parent-style-name="Standard">
      <style:text-properties fo:font-size="72pt" style:font-size-asian="72pt" style:font-size-complex="72pt"/>
    </style:style>
    <style:style style:name="P18" style:family="paragraph" style:parent-style-name="Standard">
      <style:text-properties fo:font-size="18pt" style:font-size-asian="18pt" style:font-size-complex="18pt"/>
    </style:style>
    <style:style style:name="P19" style:family="paragraph" style:parent-style-name="Standard">
      <style:text-properties fo:font-size="12pt" style:font-size-asian="12pt" style:font-size-complex="12pt"/>
    </style:style>
    <style:style style:name="P20" style:family="paragraph" style:parent-style-name="Standard">
      <style:text-properties style:font-name="Calibri" fo:font-size="12pt" officeooo:rsid="001f8670" officeooo:paragraph-rsid="001f8670" style:font-size-asian="12pt" style:font-size-complex="12pt"/>
    </style:style>
    <style:style style:name="P21" style:family="paragraph" style:parent-style-name="Standard">
      <style:paragraph-properties fo:margin-top="0cm" fo:margin-bottom="0cm" loext:contextual-spacing="false" fo:line-height="100%"/>
      <style:text-properties fo:color="#ffffff" fo:font-size="12pt" fo:language="de" fo:country="AT" fo:font-weight="bold" style:font-size-asian="12pt" style:font-weight-asian="bold" style:font-size-complex="12pt" style:font-weight-complex="bold"/>
    </style:style>
    <style:style style:name="P22" style:family="paragraph" style:parent-style-name="Standard">
      <style:paragraph-properties fo:margin-top="0cm" fo:margin-bottom="0cm" loext:contextual-spacing="false" fo:line-height="100%"/>
      <style:text-properties fo:font-size="12pt" fo:language="de" fo:country="AT" style:font-size-asian="12pt" style:font-size-complex="12pt"/>
    </style:style>
    <style:style style:name="P23" style:family="paragraph" style:parent-style-name="Standard">
      <style:paragraph-properties fo:margin-top="0cm" fo:margin-bottom="0cm" loext:contextual-spacing="false" fo:line-height="100%"/>
      <style:text-properties fo:font-size="8pt" fo:language="de" fo:country="AT" style:font-size-asian="8pt" style:font-size-complex="8pt"/>
    </style:style>
    <style:style style:name="P24" style:family="paragraph" style:parent-style-name="Standard">
      <style:paragraph-properties fo:margin-top="0cm" fo:margin-bottom="0cm" loext:contextual-spacing="false" fo:line-height="100%"/>
      <style:text-properties fo:font-size="9pt" fo:language="de" fo:country="AT" style:font-size-asian="9pt" style:font-size-complex="9pt"/>
    </style:style>
    <style:style style:name="P25" style:family="paragraph" style:parent-style-name="Heading_20_1">
      <style:paragraph-properties fo:break-before="page"/>
      <style:text-properties style:font-name="Calibri" fo:font-size="26pt" style:text-underline-style="solid" style:text-underline-width="auto" style:text-underline-color="font-color" style:font-size-asian="26pt" style:font-size-complex="26pt"/>
    </style:style>
    <style:style style:name="P26" style:family="paragraph" style:parent-style-name="Heading_20_2">
      <style:text-properties style:font-name="Calibri" fo:font-size="12pt" style:font-size-asian="12pt" style:font-size-complex="12pt"/>
    </style:style>
    <style:style style:name="P27" style:family="paragraph" style:parent-style-name="Heading_20_2">
      <style:text-properties style:font-name="Calibri" fo:font-size="12pt" officeooo:rsid="001f8670" officeooo:paragraph-rsid="001f8670" style:font-size-asian="12pt" style:font-size-complex="12pt"/>
    </style:style>
    <style:style style:name="P28" style:family="paragraph" style:parent-style-name="List_20_Paragraph" style:list-style-name="WWNum1">
      <style:text-properties fo:font-size="12pt" style:font-size-asian="12pt" style:font-size-complex="12pt"/>
    </style:style>
    <style:style style:name="P29" style:family="paragraph" style:parent-style-name="List_20_Paragraph" style:list-style-name="WWNum5">
      <style:text-properties fo:font-size="12pt" style:font-size-asian="12pt" style:font-size-complex="12pt"/>
    </style:style>
    <style:style style:name="P30" style:family="paragraph" style:parent-style-name="List_20_Paragraph" style:list-style-name="WWNum3">
      <style:text-properties fo:font-size="12pt" style:font-size-asian="12pt" style:font-size-complex="12pt"/>
    </style:style>
    <style:style style:name="P31" style:family="paragraph" style:parent-style-name="List_20_Paragraph" style:list-style-name="WWNum6">
      <style:text-properties fo:font-size="12pt" style:font-size-asian="12pt" style:font-size-complex="12pt"/>
    </style:style>
    <style:style style:name="P32" style:family="paragraph" style:parent-style-name="List_20_Paragraph" style:list-style-name="WWNum7">
      <style:text-properties fo:font-size="12pt" style:font-size-asian="12pt" style:font-size-complex="12pt"/>
    </style:style>
    <style:style style:name="P33" style:family="paragraph" style:parent-style-name="List_20_Paragraph" style:list-style-name="WWNum8">
      <style:text-properties fo:font-size="12pt" style:font-size-asian="12pt" style:font-size-complex="12pt"/>
    </style:style>
    <style:style style:name="P34" style:family="paragraph" style:parent-style-name="List_20_Paragraph" style:list-style-name="WWNum9">
      <style:paragraph-properties fo:margin-top="0cm" fo:margin-bottom="0.282cm" loext:contextual-spacing="true" fo:line-height="106%"/>
      <style:text-properties fo:font-size="12pt" style:font-size-asian="12pt" style:font-size-complex="12pt"/>
    </style:style>
    <style:style style:name="P35" style:family="paragraph" style:parent-style-name="List_20_Paragraph" style:list-style-name="WWNum10">
      <style:paragraph-properties fo:margin-top="0cm" fo:margin-bottom="0.282cm" loext:contextual-spacing="true" fo:line-height="106%"/>
      <style:text-properties fo:font-size="12pt" style:font-size-asian="12pt" style:font-size-complex="12pt"/>
    </style:style>
    <style:style style:name="P36" style:family="paragraph" style:parent-style-name="List_20_Paragraph" style:list-style-name="WWNum9">
      <style:paragraph-properties fo:margin-top="0cm" fo:margin-bottom="0.282cm" loext:contextual-spacing="true" fo:line-height="106%"/>
      <style:text-properties fo:font-size="12pt" officeooo:rsid="001f8670" style:font-size-asian="12pt" style:font-size-complex="12pt"/>
    </style:style>
    <style:style style:name="P37" style:family="paragraph" style:parent-style-name="List_20_Paragraph" style:list-style-name="WWNum10">
      <style:paragraph-properties fo:margin-top="0cm" fo:margin-bottom="0.282cm" loext:contextual-spacing="true" fo:line-height="106%"/>
      <style:text-properties fo:font-size="12pt" officeooo:rsid="001f8670" officeooo:paragraph-rsid="001f8670" style:font-size-asian="12pt" style:font-size-complex="12pt"/>
    </style:style>
    <style:style style:name="P38" style:family="paragraph" style:parent-style-name="Title">
      <style:text-properties fo:font-size="18pt" style:font-size-asian="18pt" style:font-size-complex="18pt"/>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agraph-properties fo:text-align="start"/>
      <style:text-properties fo:font-size="18pt"/>
    </style:style>
    <style:style style:name="T1" style:family="text">
      <style:text-properties fo:font-size="26pt" style:text-underline-style="solid" style:text-underline-width="auto" style:text-underline-color="font-color" style:font-size-asian="26pt" style:font-size-complex="26pt"/>
    </style:style>
    <style:style style:name="T2" style:family="text">
      <style:text-properties style:font-name="Calibri" fo:font-size="12pt" style:font-size-asian="12pt" style:font-size-complex="12pt"/>
    </style:style>
    <style:style style:name="T3" style:family="text">
      <style:text-properties style:font-name="Calibri" fo:font-size="12pt" officeooo:rsid="002020d4" style:font-size-asian="12pt" style:font-size-complex="12pt"/>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
      <text:p text:style-name="P17">Pflichtenheft</text:p>
      <text:p text:style-name="P15">Projekt: Raspberry Pi schaltet automatisch Radio und Licht ein</text:p>
      <text:p text:style-name="P15"/>
      <text:p text:style-name="P15"/>
      <text:p text:style-name="P15"/>
      <text:p text:style-name="P15"/>
      <text:p text:style-name="P15"/>
      <text:p text:style-name="P15"/>
      <text:p text:style-name="P15"/>
      <text:p text:style-name="P15"/>
      <text:p text:style-name="Standard"/>
      <text:p text:style-name="P18">Mitglieder: Gögele Carina, Mader Philip, Wehinger Chiara</text:p>
      <text:p text:style-name="P15"/>
      <text:p text:style-name="P10"><text:span text:style-name="Überschrift_20_1_20_Zchn"><text:span text:style-name="T1">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1174_1819214626" text:style-name="Index_20_Link" text:visited-style-name="Index_20_Link">Zielbestimmung<text:tab/>3</text:a></text:p>
          <text:p text:style-name="P40"><text:a xlink:type="simple" xlink:href="#__RefHeading__1176_1819214626" text:style-name="Index_20_Link" text:visited-style-name="Index_20_Link">Musskriterien<text:tab/>3</text:a></text:p>
          <text:p text:style-name="P40"><text:a xlink:type="simple" xlink:href="#__RefHeading__1178_1819214626" text:style-name="Index_20_Link" text:visited-style-name="Index_20_Link">Kannkriterien<text:tab/>3</text:a></text:p>
          <text:p text:style-name="P39"><text:a xlink:type="simple" xlink:href="#__RefHeading__1180_1819214626" text:style-name="Index_20_Link" text:visited-style-name="Index_20_Link">Produkteinsatz<text:tab/>4</text:a></text:p>
          <text:p text:style-name="P40"><text:a xlink:type="simple" xlink:href="#__RefHeading__1182_1819214626" text:style-name="Index_20_Link" text:visited-style-name="Index_20_Link">Anwendungsbereiche<text:tab/>4</text:a></text:p>
          <text:p text:style-name="P40"><text:a xlink:type="simple" xlink:href="#__RefHeading__1184_1819214626" text:style-name="Index_20_Link" text:visited-style-name="Index_20_Link">Zielgruppen<text:tab/>4</text:a></text:p>
          <text:p text:style-name="P40"><text:a xlink:type="simple" xlink:href="#__RefHeading__1186_1819214626" text:style-name="Index_20_Link" text:visited-style-name="Index_20_Link">Betriebsbedingungen<text:tab/>4</text:a></text:p>
          <text:p text:style-name="P39"><text:a xlink:type="simple" xlink:href="#__RefHeading__1188_1819214626" text:style-name="Index_20_Link" text:visited-style-name="Index_20_Link">Produktumgebung<text:tab/>5</text:a></text:p>
          <text:p text:style-name="P40"><text:a xlink:type="simple" xlink:href="#__RefHeading__1190_1819214626" text:style-name="Index_20_Link" text:visited-style-name="Index_20_Link">Software<text:tab/>5</text:a></text:p>
          <text:p text:style-name="P40"><text:a xlink:type="simple" xlink:href="#__RefHeading__1192_1819214626" text:style-name="Index_20_Link" text:visited-style-name="Index_20_Link">Hardware<text:tab/>5</text:a></text:p>
          <text:p text:style-name="P39"><text:a xlink:type="simple" xlink:href="#__RefHeading__1194_1819214626" text:style-name="Index_20_Link" text:visited-style-name="Index_20_Link">Produktfunktionen<text:tab/>6</text:a></text:p>
          <text:p text:style-name="P40"><text:a xlink:type="simple" xlink:href="#__RefHeading__1196_1819214626" text:style-name="Index_20_Link" text:visited-style-name="Index_20_Link">Ablauf<text:tab/>6</text:a></text:p>
          <text:p text:style-name="P40"><text:a xlink:type="simple" xlink:href="#__RefHeading__1198_1819214626" text:style-name="Index_20_Link" text:visited-style-name="Index_20_Link">Automatische Smartphone-Erkennung<text:tab/>6</text:a></text:p>
          <text:p text:style-name="P40"><text:a xlink:type="simple" xlink:href="#__RefHeading__1200_1819214626" text:style-name="Index_20_Link" text:visited-style-name="Index_20_Link">Eintrag in Datenbank<text:tab/>6</text:a></text:p>
          <text:p text:style-name="P40"><text:a xlink:type="simple" xlink:href="#__RefHeading__1202_1819214626" text:style-name="Index_20_Link" text:visited-style-name="Index_20_Link">Automatischer Start<text:tab/>6</text:a></text:p>
          <text:p text:style-name="P39"><text:a xlink:type="simple" xlink:href="#__RefHeading__1204_1819214626" text:style-name="Index_20_Link" text:visited-style-name="Index_20_Link">Produktleistungen<text:tab/>7</text:a></text:p>
          <text:p text:style-name="P40"><text:a xlink:type="simple" xlink:href="#__RefHeading__1206_1819214626" text:style-name="Index_20_Link" text:visited-style-name="Index_20_Link">Licht nur bei Nacht<text:tab/>7</text:a></text:p>
          <text:p text:style-name="P40"><text:a xlink:type="simple" xlink:href="#__RefHeading__1208_1819214626" text:style-name="Index_20_Link" text:visited-style-name="Index_20_Link">Automatisch Ausschalten<text:tab/>7</text:a></text:p>
          <text:p text:style-name="P40"><text:a xlink:type="simple" xlink:href="#__RefHeading__1210_1819214626" text:style-name="Index_20_Link" text:visited-style-name="Index_20_Link">Timer für automatisches Ausschalten<text:tab/>7</text:a></text:p>
          <text:p text:style-name="P39"><text:a xlink:type="simple" xlink:href="#__RefHeading__1212_1819214626" text:style-name="Index_20_Link" text:visited-style-name="Index_20_Link">Qualitätszielbestimmung<text:tab/>8</text:a></text:p>
          <text:p text:style-name="P39"><text:a xlink:type="simple" xlink:href="#__RefHeading__1214_1819214626" text:style-name="Index_20_Link" text:visited-style-name="Index_20_Link">Testszenarien und Testfälle<text:tab/>9</text:a></text:p>
          <text:p text:style-name="P39"><text:a xlink:type="simple" xlink:href="#__RefHeading__1216_1819214626" text:style-name="Index_20_Link" text:visited-style-name="Index_20_Link">Zeitplan<text:tab/>10</text:a></text:p>
        </text:index-body>
      </text:table-of-content>
      <text:p text:style-name="Standard"/>
      <text:p text:style-name="P2"/>
      <text:h text:style-name="P25" text:outline-level="1"><text:bookmark-start text:name="__RefHeading__1174_1819214626"/><text:bookmark-start text:name="_Toc399401242"/>Zielbestimmung<text:bookmark-end text:name="__RefHeading__1174_1819214626"/><text:bookmark-end text:name="_Toc399401242"/></text:h>
      <text:h text:style-name="P26" text:outline-level="2"><text:bookmark-start text:name="__RefHeading__1176_1819214626"/><text:bookmark-start text:name="_Toc399401243"/>Musskriterien<text:bookmark-end text:name="__RefHeading__1176_1819214626"/><text:bookmark-end text:name="_Toc399401243"/></text:h>
      <text:list xml:id="list3124258087895821824" text:style-name="WWNum9">
        <text:list-item>
          <text:list>
            <text:list-item>
              <text:list>
                <text:list-item>
                  <text:p text:style-name="P34">Automatische Erkennung, wenn man zu Hause ist </text:p>
                </text:list-item>
                <text:list-item>
                  <text:p text:style-name="P36">LED's schalten</text:p>
                </text:list-item>
              </text:list>
            </text:list-item>
          </text:list>
        </text:list-item>
      </text:list>
      <text:h text:style-name="P26" text:outline-level="2"><text:bookmark-start text:name="__RefHeading__1178_1819214626"/><text:bookmark-start text:name="_Toc399401244"/>Kannkriterien<text:bookmark-end text:name="__RefHeading__1178_1819214626"/><text:bookmark-end text:name="_Toc399401244"/></text:h>
      <text:list xml:id="list2691464794534557629" text:style-name="WWNum10">
        <text:list-item>
          <text:p text:style-name="P37">Licht automatisch einschalten</text:p>
        </text:list-item>
        <text:list-item>
          <text:p text:style-name="P37">Radio automatisch einschalten</text:p>
        </text:list-item>
        <text:list-item>
          <text:p text:style-name="P35">Licht einschalten nur wenn es draußen dunkel ist</text:p>
        </text:list-item>
        <text:list-item>
          <text:p text:style-name="P35">Wenn das Haus verlassen wird, soll sich das Licht ausschalten</text:p>
        </text:list-item>
        <text:list-item>
          <text:p text:style-name="P35">Wenn das Haus verlassen wird, soll sich der Radio ausschalten</text:p>
        </text:list-item>
        <text:list-item>
          <text:p text:style-name="P35">Ein Timer der den Radio nach einer Stunde ausschaltet</text:p>
          <text:p text:style-name="P37"/>
        </text:list-item>
      </text:list>
      <text:h text:style-name="P25" text:outline-level="1"><text:bookmark-start text:name="__RefHeading__1180_1819214626"/><text:bookmark-start text:name="_Toc399401245"/>Produkteinsatz<text:bookmark-end text:name="__RefHeading__1180_1819214626"/><text:bookmark-end text:name="_Toc399401245"/></text:h>
      <text:p text:style-name="P11"/>
      <text:h text:style-name="P26" text:outline-level="2"><text:bookmark-start text:name="__RefHeading__1182_1819214626"/><text:bookmark-start text:name="_Toc399401246"/>Anwendungsbereiche<text:bookmark-end text:name="__RefHeading__1182_1819214626"/><text:bookmark-end text:name="_Toc399401246"/></text:h>
      <text:p text:style-name="P3">Einzelpersonen können diesen Dienst dazu verwenden, dass sofort nach Ihrer Heimkehr die gewünschten Aktionen auf Ihren Geräten ausgeführt wird, oder auch dazu, dass nach dem Verlassen des Hauses alle Geräte ausgeschalten werden, was zusätzlich Strom sparen kann.</text:p>
      <text:h text:style-name="P26" text:outline-level="2"><text:bookmark-start text:name="__RefHeading__1184_1819214626"/><text:bookmark-start text:name="_Toc399401247"/>Zielgruppen<text:bookmark-end text:name="__RefHeading__1184_1819214626"/><text:bookmark-end text:name="_Toc399401247"/></text:h>
      <text:p text:style-name="P3">Personen, die öfters mal vergessen, das Licht oder den Radio in Ihrer Wohnung auszuschalten.</text:p>
      <text:p text:style-name="P3">Die Person muss ein internetfähiges Handy besitzen, und soweit keine weiteren Sprachen integriert sind, rudimentäre Deutschkenntnisse besitzen.</text:p>
      <text:h text:style-name="P26" text:outline-level="2"><text:bookmark-start text:name="__RefHeading__1186_1819214626"/><text:bookmark-start text:name="_Toc399401248"/>Betriebsbedingungen<text:bookmark-end text:name="__RefHeading__1186_1819214626"/><text:bookmark-end text:name="_Toc399401248"/></text:h>
      <text:p text:style-name="P12"/>
      <text:list xml:id="list1763787807734845303" text:style-name="WWNum1">
        <text:list-item>
          <text:p text:style-name="P28">Betriebsdauer: täglich, 24 Stunden</text:p>
        </text:list-item>
        <text:list-item>
          <text:p text:style-name="P28">Wartungsfrei</text:p>
        </text:list-item>
      </text:list>
      <text:h text:style-name="P25" text:outline-level="1"><text:bookmark-start text:name="__RefHeading__1188_1819214626"/><text:bookmark-start text:name="_Toc399401249"/>Produktumgebung<text:bookmark-end text:name="__RefHeading__1188_1819214626"/><text:bookmark-end text:name="_Toc399401249"/></text:h>
      <text:p text:style-name="P11"/>
      <text:h text:style-name="P26" text:outline-level="2"><text:bookmark-start text:name="__RefHeading__1190_1819214626"/><text:bookmark-start text:name="_Toc399401250"/>Software<text:bookmark-end text:name="__RefHeading__1190_1819214626"/><text:bookmark-end text:name="_Toc399401250"/></text:h>
      <text:list xml:id="list5902292127465518236" text:style-name="WWNum5">
        <text:list-item>
          <text:list>
            <text:list-item>
              <text:list>
                <text:list-item>
                  <text:p text:style-name="P29">Client</text:p>
                </text:list-item>
              </text:list>
            </text:list-item>
          </text:list>
        </text:list-item>
      </text:list>
      <text:list xml:id="list2993397319350931433" text:style-name="WWNum3">
        <text:list-item>
          <text:list>
            <text:list-item>
              <text:list>
                <text:list-item>
                  <text:list>
                    <text:list-item>
                      <text:p text:style-name="P30">www-Browser: Internet Explorer 6</text:p>
                    </text:list-item>
                  </text:list>
                </text:list-item>
              </text:list>
            </text:list-item>
          </text:list>
        </text:list-item>
      </text:list>
      <text:list xml:id="list91649711800189" text:continue-list="list5902292127465518236" text:style-name="WWNum5">
        <text:list-item>
          <text:list>
            <text:list-item>
              <text:list>
                <text:list-item>
                  <text:p text:style-name="P29">Server</text:p>
                </text:list-item>
              </text:list>
            </text:list-item>
          </text:list>
        </text:list-item>
      </text:list>
      <text:list xml:id="list91651434213933" text:continue-list="list2993397319350931433" text:style-name="WWNum3">
        <text:list-item>
          <text:list>
            <text:list-item>
              <text:list>
                <text:list-item>
                  <text:list>
                    <text:list-item>
                      <text:p text:style-name="P30">MySQL-Datenbank</text:p>
                    </text:list-item>
                  </text:list>
                </text:list-item>
              </text:list>
            </text:list-item>
          </text:list>
        </text:list-item>
      </text:list>
      <text:p text:style-name="P13"/>
      <text:h text:style-name="P26" text:outline-level="2"><text:bookmark-start text:name="__RefHeading__1192_1819214626"/><text:bookmark-start text:name="_Toc399401251"/>Hardware<text:bookmark-end text:name="__RefHeading__1192_1819214626"/><text:bookmark-end text:name="_Toc399401251"/></text:h>
      <text:list xml:id="list6727232948404262264" text:style-name="WWNum6">
        <text:list-item>
          <text:list>
            <text:list-item>
              <text:list>
                <text:list-item>
                  <text:p text:style-name="P31">Client</text:p>
                </text:list-item>
              </text:list>
            </text:list-item>
          </text:list>
        </text:list-item>
      </text:list>
      <text:list xml:id="list963252644085097165" text:style-name="WWNum7">
        <text:list-item>
          <text:list>
            <text:list-item>
              <text:list>
                <text:list-item>
                  <text:list>
                    <text:list-item>
                      <text:p text:style-name="P32">Internetfähiges Handy</text:p>
                    </text:list-item>
                  </text:list>
                </text:list-item>
              </text:list>
            </text:list-item>
          </text:list>
        </text:list-item>
      </text:list>
      <text:list xml:id="list91651831251369" text:continue-list="list6727232948404262264" text:style-name="WWNum6">
        <text:list-item>
          <text:list>
            <text:list-item>
              <text:list>
                <text:list-item>
                  <text:p text:style-name="P31">Server</text:p>
                </text:list-item>
              </text:list>
            </text:list-item>
          </text:list>
        </text:list-item>
      </text:list>
      <text:list xml:id="list91649772200756" text:continue-list="list963252644085097165" text:style-name="WWNum7">
        <text:list-item>
          <text:list>
            <text:list-item>
              <text:list>
                <text:list-item>
                  <text:list>
                    <text:list-item>
                      <text:p text:style-name="P32">Internetfähiger Server</text:p>
                    </text:list-item>
                    <text:list-item>
                      <text:p text:style-name="P32">Rechner, der die Ansprüche der oben genannten Software erfüllt</text:p>
                    </text:list-item>
                    <text:list-item>
                      <text:p text:style-name="P32">Ausreichende Rechen- und Festplattenkapazität</text:p>
                    </text:list-item>
                  </text:list>
                </text:list-item>
              </text:list>
            </text:list-item>
          </text:list>
        </text:list-item>
      </text:list>
      <text:p text:style-name="P3"/>
      <text:h text:style-name="P25" text:outline-level="1"><text:bookmark-start text:name="__RefHeading__1194_1819214626"/><text:bookmark-start text:name="_Toc399401252"/>Produktfunktionen<text:bookmark-end text:name="__RefHeading__1194_1819214626"/><text:bookmark-end text:name="_Toc399401252"/></text:h>
      <text:h text:style-name="P27" text:outline-level="2"><text:bookmark-start text:name="__RefHeading__1196_1819214626"/>Ablauf<text:bookmark-end text:name="__RefHeading__1196_1819214626"/></text:h>
      <text:p text:style-name="P20">Sobald sich das Smartphone im Heimnetzwerk einloggt, vergibt der Router dem Smartphone eine IP-Adresse. Der Raspberry PI pingt alle 5 Sekunden die IP-Adresse des Smartphones an. Wenn das Pingen erfolgreich war, startet die Steuerung. Ein Pythonprogramm steuert dann 2 LEDs an, welche die Ansteuerung von Licht und Radio simulieren.</text:p>
      <text:p text:style-name="P4"><text:span text:style-name="T2">Das Pingen erfolgt über ein Shellscriptprogramm. Sobald dieses eine Antwort bekommt, wird in einer einfachen Textdatei das aktuelle Datum, und die aktuelle Uhrzeit (hh:mm:sec) </text:span><text:span text:style-name="T3">gespeichert</text:span><text:span text:style-name="T2">.</text:span></text:p>
      <text:p text:style-name="P4"><text:span text:style-name="T2">Das Shellscript überprüft jede Sekunde, ob in der Textdatei </text:span><text:span text:style-name="T3">ein Eintrag vorhanden ist, welcher nicht älter als 1 Minute ist. Wenn dies der Fall ist, wird das Pythonprogramm gestartet.</text:span></text:p>
      <text:h text:style-name="Heading_20_2" text:outline-level="2"/>
      <text:h text:style-name="P26" text:outline-level="2"><text:bookmark-start text:name="__RefHeading__1198_1819214626"/><text:bookmark-start text:name="_Toc399401253"/>Automatische Smartphone-Erkennung<text:bookmark-end text:name="__RefHeading__1198_1819214626"/><text:bookmark-end text:name="_Toc399401253"/></text:h>
      <text:p text:style-name="P3">Sobald sich das Smartphone des Benutzers mit dem selben Netzwerk, in dem sich der Raspberry PI befindet, verbindet (WLAN), erkennt es der Raspberry PI.</text:p>
      <text:p text:style-name="P3"/>
      <text:h text:style-name="P26" text:outline-level="2"><text:bookmark-start text:name="__RefHeading__1200_1819214626"/><text:bookmark-start text:name="_Toc399401254"/>Eintrag in Datenbank<text:bookmark-end text:name="__RefHeading__1200_1819214626"/><text:bookmark-end text:name="_Toc399401254"/></text:h>
      <text:p text:style-name="P3">Wenn der Raspberry PI erkennt, dass sich das Smartphone mit dem Netzwerk verbunden hat, wird in einer bereits bestehenden Datenbank ein Eintrag gemacht. </text:p>
      <text:p text:style-name="P3">Der Eintrag beinhaltet:<text:tab/>- IP-Adresse des Smartphones</text:p>
      <text:p text:style-name="P3"><text:tab/><text:tab/><text:tab/><text:tab/>- Datum</text:p>
      <text:p text:style-name="P3"><text:tab/><text:tab/><text:tab/><text:tab/>- Uhrzeit</text:p>
      <text:p text:style-name="P3"/>
      <text:h text:style-name="P26" text:outline-level="2"><text:bookmark-start text:name="__RefHeading__1202_1819214626"/><text:bookmark-start text:name="_Toc399401255"/>Automatischer Start<text:bookmark-end text:name="__RefHeading__1202_1819214626"/><text:bookmark-end text:name="_Toc399401255"/></text:h>
      <text:p text:style-name="P3">Sobald das Smartphone mit dem Netzwerk verbunden ist, wird automatisch ein Licht und der Radio eingeschaltet. </text:p>
      <text:h text:style-name="P25" text:outline-level="1"><text:bookmark-start text:name="__RefHeading__1204_1819214626"/><text:bookmark-start text:name="_Toc399401256"/>Produktleistungen<text:bookmark-end text:name="__RefHeading__1204_1819214626"/><text:bookmark-end text:name="_Toc399401256"/></text:h>
      <text:h text:style-name="P26" text:outline-level="2"><text:bookmark-start text:name="__RefHeading__1206_1819214626"/><text:bookmark-start text:name="_Toc399401257"/>Licht nur bei Nacht<text:bookmark-end text:name="__RefHeading__1206_1819214626"/><text:bookmark-end text:name="_Toc399401257"/></text:h>
      <text:p text:style-name="P3">Bevor das Licht automatisch vom Raspberry PI eingeschaltet wird, kann mit Hilfe eines Lichtsensors überprüft werden, wie hell es ist. Wenn also Tag, und somit hell ist, würde das Licht nicht automatisch eingeschaltet werden. Wenn es jedoch Nacht, und somit dunkel ist, würde das Licht eingeschaltet werden.</text:p>
      <text:h text:style-name="P26" text:outline-level="2"><text:bookmark-start text:name="__RefHeading__1208_1819214626"/><text:bookmark-start text:name="_Toc399401258"/>Automatisch Ausschalten<text:bookmark-end text:name="__RefHeading__1208_1819214626"/><text:bookmark-end text:name="_Toc399401258"/></text:h>
      <text:p text:style-name="P3">Wenn sich das Smartphone mit dem Netzwerk trennt, könnte das Licht und Radio automatisch ausgeschaltet werden.</text:p>
      <text:h text:style-name="P26" text:outline-level="2"><text:bookmark-start text:name="__RefHeading__1210_1819214626"/><text:bookmark-start text:name="_Toc399401259"/>Timer für automatisches Ausschalten<text:bookmark-end text:name="__RefHeading__1210_1819214626"/><text:bookmark-end text:name="_Toc399401259"/></text:h>
      <text:p text:style-name="P3">Sobald der Radio automatisch eingeschaltet wird, könnte sich ein einstellbarer Timer starten. Wenn dieser abgelaufen ist, würde sich dann der Radio oder das Licht automatisch ausschalten.</text:p>
      <text:h text:style-name="P25" text:outline-level="1"><text:bookmark-start text:name="__RefHeading__1212_1819214626"/><text:bookmark-start text:name="_Toc399401260"/>Qualitätszielbestimmung<text:bookmark-end text:name="__RefHeading__1212_1819214626"/><text:bookmark-end text:name="_Toc399401260"/></text:h>
      <text:p text:style-name="P3">In unserem Projekt ist die Effizienz wichtig. Wir legen auch sehr viel Wert auf Korrektheit, da bei der kleinsten Unstimmigkeit nichts funktionieren würde. Das ganze muss natürlich auch Benutzerfreundlich und Handlich sein. Die Benutzeroberfläche muss leicht zu bedienen sein und sollte auch optisch etwas hermache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5"/>
          </table:table-cell>
          <table:table-cell table:style-name="Tabelle1.A1" office:value-type="string">
            <text:p text:style-name="P5">Sehr wichtig</text:p>
          </table:table-cell>
          <table:table-cell table:style-name="Tabelle1.A1" office:value-type="string">
            <text:p text:style-name="P5">Wichtig</text:p>
          </table:table-cell>
          <table:table-cell table:style-name="Tabelle1.A1" office:value-type="string">
            <text:p text:style-name="P5">Weniger wichtig</text:p>
          </table:table-cell>
          <table:table-cell table:style-name="Tabelle1.A1" office:value-type="string">
            <text:p text:style-name="P5">Unwichtig </text:p>
          </table:table-cell>
        </table:table-row>
        <table:table-row table:style-name="Tabelle1.1">
          <table:table-cell table:style-name="Tabelle1.A1" office:value-type="string">
            <text:p text:style-name="P5">Effizienz</text:p>
          </table:table-cell>
          <table:table-cell table:style-name="Tabelle1.B2" office:value-type="string">
            <text:p text:style-name="P7">ᴑ</text:p>
          </table:table-cell>
          <table:table-cell table:style-name="Tabelle1.B2" office:value-type="string">
            <text:p text:style-name="P7"/>
          </table:table-cell>
          <table:table-cell table:style-name="Tabelle1.B2" office:value-type="string">
            <text:p text:style-name="P7"/>
          </table:table-cell>
          <table:table-cell table:style-name="Tabelle1.B2" office:value-type="string">
            <text:p text:style-name="P7"/>
          </table:table-cell>
        </table:table-row>
        <table:table-row table:style-name="Tabelle1.1">
          <table:table-cell table:style-name="Tabelle1.A1" office:value-type="string">
            <text:p text:style-name="P5">Korrektheit</text:p>
          </table:table-cell>
          <table:table-cell table:style-name="Tabelle1.B3" office:value-type="string">
            <text:p text:style-name="P7">ᴑ</text:p>
          </table:table-cell>
          <table:table-cell table:style-name="Tabelle1.C3" office:value-type="string">
            <text:p text:style-name="P7"/>
          </table:table-cell>
          <table:table-cell table:style-name="Tabelle1.D3" office:value-type="string">
            <text:p text:style-name="P7"/>
          </table:table-cell>
          <table:table-cell table:style-name="Tabelle1.E3" office:value-type="string">
            <text:p text:style-name="P7"/>
          </table:table-cell>
        </table:table-row>
        <table:table-row table:style-name="Tabelle1.1">
          <table:table-cell table:style-name="Tabelle1.A1" office:value-type="string">
            <text:p text:style-name="P5">Benutzerfreundlich</text:p>
          </table:table-cell>
          <table:table-cell table:style-name="Tabelle1.B2" office:value-type="string">
            <text:p text:style-name="P7"/>
          </table:table-cell>
          <table:table-cell table:style-name="Tabelle1.B2" office:value-type="string">
            <text:p text:style-name="P7">ᴑ</text:p>
          </table:table-cell>
          <table:table-cell table:style-name="Tabelle1.B2" office:value-type="string">
            <text:p text:style-name="P7"/>
          </table:table-cell>
          <table:table-cell table:style-name="Tabelle1.B2" office:value-type="string">
            <text:p text:style-name="P7"/>
          </table:table-cell>
        </table:table-row>
        <table:table-row table:style-name="Tabelle1.1">
          <table:table-cell table:style-name="Tabelle1.A1" office:value-type="string">
            <text:p text:style-name="P5">Optisch</text:p>
          </table:table-cell>
          <table:table-cell table:style-name="Tabelle1.B5" office:value-type="string">
            <text:p text:style-name="P7"/>
          </table:table-cell>
          <table:table-cell table:style-name="Tabelle1.C5" office:value-type="string">
            <text:p text:style-name="P7"/>
          </table:table-cell>
          <table:table-cell table:style-name="Tabelle1.D5" office:value-type="string">
            <text:p text:style-name="P7">ᴑ</text:p>
          </table:table-cell>
          <table:table-cell table:style-name="Tabelle1.E5" office:value-type="string">
            <text:p text:style-name="P7"/>
          </table:table-cell>
        </table:table-row>
        <table:table-row table:style-name="Tabelle1.1">
          <table:table-cell table:style-name="Tabelle1.A1" office:value-type="string">
            <text:p text:style-name="P5">Handlich</text:p>
          </table:table-cell>
          <table:table-cell table:style-name="Tabelle1.B2" office:value-type="string">
            <text:p text:style-name="P7"/>
          </table:table-cell>
          <table:table-cell table:style-name="Tabelle1.B2" office:value-type="string">
            <text:p text:style-name="P7">ᴑ</text:p>
          </table:table-cell>
          <table:table-cell table:style-name="Tabelle1.B2" office:value-type="string">
            <text:p text:style-name="P7"/>
          </table:table-cell>
          <table:table-cell table:style-name="Tabelle1.B2" office:value-type="string">
            <text:p text:style-name="P7"/>
          </table:table-cell>
        </table:table-row>
      </table:table>
      <text:p text:style-name="P3"/>
      <text:p text:style-name="P3">Wie aus unserer Tabelle zuerkennen ist, ist nichts unwichtig, denn alles an unserem Projekt ist wichtig.</text:p>
      <text:p text:style-name="P3"/>
      <text:h text:style-name="P25" text:outline-level="1"><text:bookmark-start text:name="__RefHeading__1214_1819214626"/><text:bookmark-start text:name="_Toc399401261"/>Testszenarien und Testfälle<text:bookmark-end text:name="__RefHeading__1214_1819214626"/><text:bookmark-end text:name="_Toc399401261"/></text:h>
      <text:p text:style-name="P3"/>
      <text:list xml:id="list3285079551147204302" text:style-name="WWNum8">
        <text:list-item>
          <text:p text:style-name="P33">Geräte hinzufügen<text:tab/><text:tab/><text:tab/>Es wird ein neues Gerät hinzugefügt</text:p>
        </text:list-item>
        <text:list-item>
          <text:p text:style-name="P33">Geräte löschen<text:tab/><text:tab/>Es wird ein bestehendes Gerät gelöscht</text:p>
        </text:list-item>
        <text:list-item>
          <text:p text:style-name="P33">Einstellungen ändern<text:tab/>Es werden Änderungen an den Einstellungen vorgenommen (z.B. Lautstärke Radio) </text:p>
        </text:list-item>
        <text:list-item>
          <text:p text:style-name="P33">Haus verlassen<text:tab/><text:tab/>Der Benutzer befindet sich außer Reichweite des WLANs seit 10 Minuten</text:p>
        </text:list-item>
        <text:list-item>
          <text:p text:style-name="P33">Haus betreten<text:tab/><text:tab/>Der Benutzer betritt die Reichweite des WLANs </text:p>
        </text:list-item>
        <text:list-item>
          <text:p text:style-name="P33">Es wird dunkel<text:tab/><text:tab/></text:p>
        </text:list-item>
        <text:list-item>
          <text:p text:style-name="P33">Radio schon eine Stunde lang an</text:p>
        </text:list-item>
      </text:list>
      <text:h text:style-name="P25" text:outline-level="1"><text:bookmark-start text:name="__RefHeading__1216_1819214626"/><text:bookmark-start text:name="_Toc399401262"/>Zeitplan<text:bookmark-end text:name="__RefHeading__1216_1819214626"/><text:bookmark-end text:name="_Toc399401262"/></text:h>
      <table:table table:name="Tabelle2" table:style-name="Tabelle2">
        <table:table-column table:style-name="Tabelle2.A"/>
        <table:table-column table:style-name="Tabelle2.B" table:number-columns-repeated="2"/>
        <table:table-column table:style-name="Tabelle2.D"/>
        <table:table-column table:style-name="Tabelle2.E"/>
        <table:table-column table:style-name="Tabelle2.B" table:number-columns-repeated="2"/>
        <table:table-column table:style-name="Tabelle2.H"/>
        <table:table-column table:style-name="Tabelle2.I"/>
        <table:table-column table:style-name="Tabelle2.B" table:number-columns-repeated="2"/>
        <table:table-column table:style-name="Tabelle2.L"/>
        <table:table-column table:style-name="Tabelle2.M"/>
        <table:table-column table:style-name="Tabelle2.H" table:number-columns-repeated="2"/>
        <table:table-column table:style-name="Tabelle2.I"/>
        <table:table-column table:style-name="Tabelle2.B" table:number-columns-repeated="3"/>
        <table:table-row table:style-name="Tabelle2.1">
          <table:table-cell table:style-name="Tabelle2.A1" table:number-rows-spanned="2" office:value-type="string">
            <text:p text:style-name="P6"/>
          </table:table-cell>
          <table:table-cell table:style-name="Tabelle2.B1" table:number-columns-spanned="2" office:value-type="string">
            <text:p text:style-name="P8">Sept.</text:p>
          </table:table-cell>
          <table:covered-table-cell/>
          <table:table-cell table:style-name="Tabelle2.B1" table:number-columns-spanned="5" office:value-type="string">
            <text:p text:style-name="P8">Oktober</text:p>
          </table:table-cell>
          <table:covered-table-cell/>
          <table:covered-table-cell/>
          <table:covered-table-cell/>
          <table:covered-table-cell/>
          <table:table-cell table:style-name="Tabelle2.B1" table:number-columns-spanned="4" office:value-type="string">
            <text:p text:style-name="P8">November</text:p>
          </table:table-cell>
          <table:covered-table-cell/>
          <table:covered-table-cell/>
          <table:covered-table-cell/>
          <table:table-cell table:style-name="Tabelle2.B1" table:number-columns-spanned="3" office:value-type="string">
            <text:p text:style-name="P8">Dezember</text:p>
          </table:table-cell>
          <table:covered-table-cell/>
          <table:covered-table-cell/>
          <table:table-cell table:style-name="Tabelle2.B1" table:number-columns-spanned="4" office:value-type="string">
            <text:p text:style-name="P8">Jänner</text:p>
          </table:table-cell>
          <table:covered-table-cell/>
          <table:covered-table-cell/>
          <table:covered-table-cell/>
        </table:table-row>
        <table:table-row table:style-name="Tabelle2.1">
          <table:covered-table-cell/>
          <table:table-cell table:style-name="Tabelle2.B1" office:value-type="string">
            <text:p text:style-name="P8">18</text:p>
          </table:table-cell>
          <table:table-cell table:style-name="Tabelle2.B1" office:value-type="string">
            <text:p text:style-name="P8">25</text:p>
          </table:table-cell>
          <table:table-cell table:style-name="Tabelle2.B1" office:value-type="string">
            <text:p text:style-name="P8">2</text:p>
          </table:table-cell>
          <table:table-cell table:style-name="Tabelle2.B1" office:value-type="string">
            <text:p text:style-name="P8">9</text:p>
          </table:table-cell>
          <table:table-cell table:style-name="Tabelle2.B1" office:value-type="string">
            <text:p text:style-name="P8">16</text:p>
          </table:table-cell>
          <table:table-cell table:style-name="Tabelle2.B1" office:value-type="string">
            <text:p text:style-name="P8">23</text:p>
          </table:table-cell>
          <table:table-cell table:style-name="Tabelle2.B1" office:value-type="string">
            <text:p text:style-name="P8">30</text:p>
          </table:table-cell>
          <table:table-cell table:style-name="Tabelle2.B1" office:value-type="string">
            <text:p text:style-name="P8">6</text:p>
          </table:table-cell>
          <table:table-cell table:style-name="Tabelle2.B1" office:value-type="string">
            <text:p text:style-name="P8">13</text:p>
          </table:table-cell>
          <table:table-cell table:style-name="Tabelle2.B1" office:value-type="string">
            <text:p text:style-name="P8">20</text:p>
          </table:table-cell>
          <table:table-cell table:style-name="Tabelle2.B1" office:value-type="string">
            <text:p text:style-name="P8">27</text:p>
          </table:table-cell>
          <table:table-cell table:style-name="Tabelle2.B1" office:value-type="string">
            <text:p text:style-name="P8">4</text:p>
          </table:table-cell>
          <table:table-cell table:style-name="Tabelle2.B1" office:value-type="string">
            <text:p text:style-name="P8">11</text:p>
          </table:table-cell>
          <table:table-cell table:style-name="Tabelle2.B1" office:value-type="string">
            <text:p text:style-name="P8">18</text:p>
          </table:table-cell>
          <table:table-cell table:style-name="Tabelle2.B1" office:value-type="string">
            <text:p text:style-name="P8">8</text:p>
          </table:table-cell>
          <table:table-cell table:style-name="Tabelle2.B1" office:value-type="string">
            <text:p text:style-name="P8">15</text:p>
          </table:table-cell>
          <table:table-cell table:style-name="Tabelle2.B1" office:value-type="string">
            <text:p text:style-name="P8">22</text:p>
          </table:table-cell>
          <table:table-cell table:style-name="Tabelle2.B1" office:value-type="string">
            <text:p text:style-name="P8">29</text:p>
          </table:table-cell>
        </table:table-row>
        <table:table-row table:style-name="Tabelle2.1">
          <table:table-cell table:style-name="Tabelle2.B1" office:value-type="string">
            <text:p text:style-name="P9">Projektidee</text:p>
          </table:table-cell>
          <table:table-cell table:style-name="Tabelle2.B3"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Pflichtenheft</text:p>
          </table:table-cell>
          <table:table-cell table:style-name="Tabelle2.B1" office:value-type="string">
            <text:p text:style-name="P8"/>
          </table:table-cell>
          <table:table-cell table:style-name="Tabelle2.B3"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GIT Account erstellen</text:p>
          </table:table-cell>
          <table:table-cell table:style-name="Tabelle2.B1" office:value-type="string">
            <text:p text:style-name="P8"/>
          </table:table-cell>
          <table:table-cell table:style-name="Tabelle2.B3" office:value-type="string">
            <text:p text:style-name="P8"/>
          </table:table-cell>
          <table:table-cell table:style-name="Tabelle2.D5"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D5" office:value-type="string">
            <text:p text:style-name="P9">Lieferung Raspberry PI </text:p>
          </table:table-cell>
          <table:table-cell table:style-name="Tabelle2.B1" office:value-type="string">
            <text:p text:style-name="P8"/>
          </table:table-cell>
          <table:table-cell table:style-name="Tabelle2.D5" office:value-type="string">
            <text:p text:style-name="P8"/>
          </table:table-cell>
          <table:table-cell table:style-name="Tabelle2.B3"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 fo:font-family="Helvetic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fo:text-align="start" style:justify-single-word="false"/>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7%"/>
      <style:text-properties fo:font-size="16pt" fo:language="de" fo:country="AT" fo:font-weight="normal" style:font-size-asian="16pt" style:language-asian="de" style:country-asian="AT" style:font-weight-asian="normal"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swiss"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swis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el_20_Zchn" style:display-name="Titel Zchn" style:family="text" style:parent-style-name="Default_20_Paragraph_20_Font">
      <style:text-properties style:font-name="Cambria" fo:font-family="Cambria" style:font-family-generic="swiss"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T" style:num-suffix="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start"/>
      <style:text-properties fo:font-size="18pt"/>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as-char" svg:y="0cm" draw:z-index="8" draw:style-name="Mgr1" draw:text-style-name="MP2" svg:width="15.188cm" svg:height="0.126cm" draw:transform="rotate (-3.14159265358979) translate (15.1870833333333cm 0.123472222222222cm)"><text:p/><draw:enhanced-geometry draw:mirror-horizontal="false" draw:mirror-vertical="true" svg:viewBox="0 0 15189 127"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4</meta:editing-cycles>
    <meta:print-date>2014-09-25T08:24:00</meta:print-date>
    <meta:creation-date>2014-09-25T07:16:00</meta:creation-date>
    <dc:date>2014-10-16T09:16:49.518889000</dc:date>
    <meta:editing-duration>PT1M31S</meta:editing-duration>
    <meta:generator>LibreOffice/4.3.0.4$MacOSX_X86_64 LibreOffice_project/62ad5818884a2fc2e5780dd45466868d41009ec0</meta:generator>
    <meta:document-statistic meta:table-count="2" meta:image-count="0" meta:object-count="0" meta:page-count="10" meta:paragraph-count="136" meta:word-count="723" meta:character-count="4968" meta:non-whitespace-character-count="4385"/>
    <meta:user-defined meta:name="AppVersion">15.0000</meta:user-defined>
    <meta:user-defined meta:name="Company">BBT 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